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871cm" table:align="left"/>
    </style:style>
    <style:style style:name="Table1.A" style:family="table-column">
      <style:table-column-properties style:column-width="3.612cm"/>
    </style:style>
    <style:style style:name="Table1.B" style:family="table-column">
      <style:table-column-properties style:column-width="3.577cm"/>
    </style:style>
    <style:style style:name="Table1.C" style:family="table-column">
      <style:table-column-properties style:column-width="3.681cm"/>
    </style:style>
    <style:style style:name="Table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2" style:family="table-cell">
      <style:table-cell-properties style:vertical-align="middle" fo:padding="0.097cm" fo:border-left="none" fo:border-right="none" fo:border-top="none" fo:border-bottom="0.05pt solid #000000"/>
    </style:style>
    <style:style style:name="Table2" style:family="table">
      <style:table-properties style:width="7.294cm" table:align="left"/>
    </style:style>
    <style:style style:name="Table2.A" style:family="table-column">
      <style:table-column-properties style:column-width="3.612cm"/>
    </style:style>
    <style:style style:name="Table2.B" style:family="table-column">
      <style:table-column-properties style:column-width="3.681cm"/>
    </style:style>
    <style:style style:name="Table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2.A2" style:family="table-cell">
      <style:table-cell-properties style:vertical-align="middle" fo:padding="0.097cm" fo:border-left="none" fo:border-right="none" fo:border-top="none" fo:border-bottom="0.0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764cm"/>
    </style:style>
    <style:style style:name="Table3.B" style:family="table-column">
      <style:table-column-properties style:column-width="4.974cm"/>
    </style:style>
    <style:style style:name="Table3.C" style:family="table-column">
      <style:table-column-properties style:column-width="2.778cm"/>
    </style:style>
    <style:style style:name="Table3.D" style:family="table-column">
      <style:table-column-properties style:column-width="2.85cm"/>
    </style:style>
    <style:style style:name="Table3.E" style:family="table-column">
      <style:table-column-properties style:column-width="1.302cm"/>
    </style:style>
    <style:style style:name="Table3.F" style:family="table-column">
      <style:table-column-properties style:column-width="2.332cm"/>
    </style:style>
    <style:style style:name="Table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3.A2" style:family="table-cell">
      <style:table-cell-properties style:vertical-align="middle" fo:padding="0.097cm" fo:border-left="none" fo:border-right="none" fo:border-top="none" fo:border-bottom="0.0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249cm"/>
    </style:style>
    <style:style style:name="Table4.B" style:family="table-column">
      <style:table-column-properties style:column-width="4.3cm"/>
    </style:style>
    <style:style style:name="Table4.C" style:family="table-column">
      <style:table-column-properties style:column-width="9.451cm"/>
    </style:style>
    <style:style style:name="Table4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4.A2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3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54917" officeooo:paragraph-rsid="00054917" style:text-blinking="false" fo:background-color="#ffffff" style:font-size-asian="12pt" style:font-size-complex="12pt"/>
    </style:style>
    <style:style style:name="P7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#ffffff" style:font-size-asian="12pt" style:font-size-complex="12p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6f28f" officeooo:paragraph-rsid="0006f28f" style:text-blinking="false" fo:background-color="#ffffff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ff99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officeooo:rsid="0009a238" officeooo:paragraph-rsid="0009a238" style:font-size-asian="12pt" style:font-size-complex="12pt"/>
    </style:style>
    <style:style style:name="P12" style:family="paragraph" style:parent-style-name="Text_20_body">
      <style:text-properties fo:font-size="12pt" officeooo:rsid="000af388" officeooo:paragraph-rsid="000af388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1.27cm" style:auto-text-indent="false" style:writing-mode="lr-tb"/>
      <style:text-properties fo:font-size="12pt" officeooo:paragraph-rsid="0006f28f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size="12pt" fo:font-weight="normal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6f28f" style:text-blinking="false" fo:background-color="#ffffff" style:font-size-asian="12pt" style:font-size-complex="12pt"/>
    </style:style>
    <style:style style:name="P17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18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#ffffff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775d7" officeooo:paragraph-rsid="001775d7" style:text-blinking="false" fo:background-color="#ffffff" style:font-size-asian="12pt" style:font-size-complex="12pt"/>
    </style:style>
    <style:style style:name="P20" style:family="paragraph" style:parent-style-name="Text_20_body" style:list-style-name="L1">
      <style:paragraph-properties fo:break-before="pag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6f28f" officeooo:paragraph-rsid="0006f28f" style:text-blinking="false" fo:background-color="#ffffff" style:font-size-asian="12pt" style:font-weight-asian="bold" style:font-size-complex="12pt" style:font-weight-complex="bold"/>
    </style:style>
    <style:style style:name="P21" style:family="paragraph" style:parent-style-name="Text_20_body" style:list-style-name="L1">
      <style:text-properties fo:font-size="12pt" style:font-size-asian="12pt" style:font-size-complex="12pt"/>
    </style:style>
    <style:style style:name="P22" style:family="paragraph" style:parent-style-name="Text_20_body" style:list-style-name="L2">
      <style:paragraph-properties fo:margin-top="0cm" fo:margin-bottom="0cm" style:contextual-spacing="false" fo:line-height="138%" style:writing-mode="lr-tb"/>
      <style:text-properties fo:font-size="12pt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text-indent="1.27cm" style:auto-text-indent="false" style:writing-mode="lr-tb"/>
      <style:text-properties fo:font-size="12pt" officeooo:paragraph-rsid="0006f28f" style:font-size-asian="12pt" style:font-size-complex="12pt"/>
    </style:style>
    <style:style style:name="P24" style:family="paragraph" style:parent-style-name="Text_20_body">
      <style:text-properties fo:font-size="12pt" officeooo:rsid="000af388" officeooo:paragraph-rsid="000af388" style:font-size-asian="12pt" style:font-size-complex="12pt"/>
    </style:style>
    <style:style style:name="P25" style:family="paragraph" style:parent-style-name="Text_20_body"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06f28f" style:text-blinking="false" fo:background-color="#ffffff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824e3" style:text-blinking="false" fo:background-color="#ffffff" loext:char-shading-value="0"/>
    </style:style>
    <style:style style:name="T6" style:family="text">
      <style:text-properties officeooo:rsid="00105566"/>
    </style:style>
    <style:style style:name="T7" style:family="text">
      <style:text-properties officeooo:rsid="00121b23"/>
    </style:style>
    <style:style style:name="T8" style:family="text">
      <style:text-properties officeooo:rsid="001824e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blem A:</text:p>
      <text:p text:style-name="P6"><text:bookmark text:name="docs-internal-guid-7e21e9be-9265-38d0-1780-031ee13b1d47"/>Table Name : Employee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EID</text:p>
          </table:table-cell>
          <table:table-cell table:style-name="Table1.A1" office:value-type="string">
            <text:p text:style-name="P1">Ename</text:p>
          </table:table-cell>
          <table:table-cell table:style-name="Table1.A1" office:value-type="string">
            <text:p text:style-name="P1">Pid</text:p>
          </table:table-cell>
        </table:table-row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>ABC</text:p>
          </table:table-cell>
          <table:table-cell table:style-name="Table1.A2" office:value-type="string">
            <text:p text:style-name="P1">P189</text:p>
          </table:table-cell>
        </table:table-row>
        <table:table-row>
          <table:table-cell table:style-name="Table1.A2" office:value-type="string">
            <text:p text:style-name="P1">101</text:p>
          </table:table-cell>
          <table:table-cell table:style-name="Table1.A2" office:value-type="string">
            <text:p text:style-name="P1">MNP</text:p>
          </table:table-cell>
          <table:table-cell table:style-name="Table1.A2" office:value-type="string">
            <text:p text:style-name="P1">P789</text:p>
          </table:table-cell>
        </table:table-row>
        <table:table-row>
          <table:table-cell table:style-name="Table1.A2" office:value-type="string">
            <text:p text:style-name="P1">102</text:p>
          </table:table-cell>
          <table:table-cell table:style-name="Table1.A2" office:value-type="string">
            <text:p text:style-name="P1">DEF</text:p>
          </table:table-cell>
          <table:table-cell table:style-name="Table1.A2" office:value-type="string">
            <text:p text:style-name="P1">P567</text:p>
          </table:table-cell>
        </table:table-row>
        <table:table-row>
          <table:table-cell table:style-name="Table1.A2" office:value-type="string">
            <text:p text:style-name="P1">103</text:p>
          </table:table-cell>
          <table:table-cell table:style-name="Table1.A2" office:value-type="string">
            <text:p text:style-name="P1">JKL</text:p>
          </table:table-cell>
          <table:table-cell table:style-name="Table1.A2" office:value-type="string">
            <text:p text:style-name="P1">NULL</text:p>
          </table:table-cell>
        </table:table-row>
        <table:table-row>
          <table:table-cell table:style-name="Table1.A2" office:value-type="string">
            <text:p text:style-name="P1">104</text:p>
          </table:table-cell>
          <table:table-cell table:style-name="Table1.A2" office:value-type="string">
            <text:p text:style-name="P1">GHJ</text:p>
          </table:table-cell>
          <table:table-cell table:style-name="Table1.A2" office:value-type="string">
            <text:p text:style-name="P1">P567</text:p>
          </table:table-cell>
        </table:table-row>
        <table:table-row>
          <table:table-cell table:style-name="Table1.A2" office:value-type="string">
            <text:p text:style-name="P1">105</text:p>
          </table:table-cell>
          <table:table-cell table:style-name="Table1.A2" office:value-type="string">
            <text:p text:style-name="P1">UJM</text:p>
          </table:table-cell>
          <table:table-cell table:style-name="Table1.A2" office:value-type="string">
            <text:p text:style-name="P1">P189</text:p>
          </table:table-cell>
        </table:table-row>
        <table:table-row>
          <table:table-cell table:style-name="Table1.A2" office:value-type="string">
            <text:p text:style-name="P1">106</text:p>
          </table:table-cell>
          <table:table-cell table:style-name="Table1.A2" office:value-type="string">
            <text:p text:style-name="P1">UJM</text:p>
          </table:table-cell>
          <table:table-cell table:style-name="Table1.A2" office:value-type="string">
            <text:p text:style-name="P1">NULL</text:p>
          </table:table-cell>
        </table:table-row>
        <table:table-row>
          <table:table-cell table:style-name="Table1.A2" office:value-type="string">
            <text:p text:style-name="P1">107</text:p>
          </table:table-cell>
          <table:table-cell table:style-name="Table1.A2" office:value-type="string">
            <text:p text:style-name="P1">RGJ</text:p>
          </table:table-cell>
          <table:table-cell table:style-name="Table1.A2" office:value-type="string">
            <text:p text:style-name="P1">P567</text:p>
          </table:table-cell>
        </table:table-row>
        <table:table-row>
          <table:table-cell table:style-name="Table1.A2" office:value-type="string">
            <text:p text:style-name="P1">108</text:p>
          </table:table-cell>
          <table:table-cell table:style-name="Table1.A2" office:value-type="string">
            <text:p text:style-name="P1">IJH</text:p>
          </table:table-cell>
          <table:table-cell table:style-name="Table1.A2" office:value-type="string">
            <text:p text:style-name="P1">NULL</text:p>
          </table:table-cell>
        </table:table-row>
        <table:table-row>
          <table:table-cell table:style-name="Table1.A2" office:value-type="string">
            <text:p text:style-name="P1">109</text:p>
          </table:table-cell>
          <table:table-cell table:style-name="Table1.A2" office:value-type="string">
            <text:p text:style-name="P1">NMH</text:p>
          </table:table-cell>
          <table:table-cell table:style-name="Table1.A2" office:value-type="string">
            <text:p text:style-name="P1">P547</text:p>
          </table:table-cell>
        </table:table-row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1">SDF</text:p>
          </table:table-cell>
          <table:table-cell table:style-name="Table1.A2" office:value-type="string">
            <text:p text:style-name="P1">P189</text:p>
          </table:table-cell>
        </table:table-row>
        <table:table-row>
          <table:table-cell table:style-name="Table1.A2" office:value-type="string">
            <text:p text:style-name="P1">111</text:p>
          </table:table-cell>
          <table:table-cell table:style-name="Table1.A2" office:value-type="string">
            <text:p text:style-name="P1">TGB</text:p>
          </table:table-cell>
          <table:table-cell table:style-name="Table1.A2" office:value-type="string">
            <text:p text:style-name="P1">P546</text:p>
          </table:table-cell>
        </table:table-row>
        <table:table-row>
          <table:table-cell table:style-name="Table1.A2" office:value-type="string">
            <text:p text:style-name="P1">112</text:p>
          </table:table-cell>
          <table:table-cell table:style-name="Table1.A2" office:value-type="string">
            <text:p text:style-name="P1">HUF</text:p>
          </table:table-cell>
          <table:table-cell table:style-name="Table1.A2" office:value-type="string">
            <text:p text:style-name="P1">NULL</text:p>
          </table:table-cell>
        </table:table-row>
        <table:table-row>
          <table:table-cell table:style-name="Table1.A2" office:value-type="string">
            <text:p text:style-name="P1">113</text:p>
          </table:table-cell>
          <table:table-cell table:style-name="Table1.A2" office:value-type="string">
            <text:p text:style-name="P1">SDF</text:p>
          </table:table-cell>
          <table:table-cell table:style-name="Table1.A2" office:value-type="string">
            <text:p text:style-name="P1">P789</text:p>
          </table:table-cell>
        </table:table-row>
        <table:table-row>
          <table:table-cell table:style-name="Table1.A2" office:value-type="string">
            <text:p text:style-name="P1">114</text:p>
          </table:table-cell>
          <table:table-cell table:style-name="Table1.A2" office:value-type="string">
            <text:p text:style-name="P1">RGJ</text:p>
          </table:table-cell>
          <table:table-cell table:style-name="Table1.A2" office:value-type="string">
            <text:p text:style-name="P1">P567</text:p>
          </table:table-cell>
        </table:table-row>
        <table:table-row>
          <table:table-cell table:style-name="Table1.A2" office:value-type="string">
            <text:p text:style-name="P1">115</text:p>
          </table:table-cell>
          <table:table-cell table:style-name="Table1.A2" office:value-type="string">
            <text:p text:style-name="P1">JKG</text:p>
          </table:table-cell>
          <table:table-cell table:style-name="Table1.A2" office:value-type="string">
            <text:p text:style-name="P1">P189</text:p>
          </table:table-cell>
        </table:table-row>
      </table:table>
      <text:p text:style-name="P10"/>
      <text:p text:style-name="P2">Table Name : Project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Pid</text:p>
          </table:table-cell>
          <table:table-cell table:style-name="Table2.A1" office:value-type="string">
            <text:p text:style-name="P1">Pname</text:p>
          </table:table-cell>
        </table:table-row>
        <table:table-row>
          <table:table-cell table:style-name="Table2.A2" office:value-type="string">
            <text:p text:style-name="P1">P189</text:p>
          </table:table-cell>
          <table:table-cell table:style-name="Table2.A2" office:value-type="string">
            <text:p text:style-name="P1">Rest</text:p>
          </table:table-cell>
        </table:table-row>
        <table:table-row>
          <table:table-cell table:style-name="Table2.A2" office:value-type="string">
            <text:p text:style-name="P1">P546</text:p>
          </table:table-cell>
          <table:table-cell table:style-name="Table2.A2" office:value-type="string">
            <text:p text:style-name="P1">Spring</text:p>
          </table:table-cell>
        </table:table-row>
        <table:table-row>
          <table:table-cell table:style-name="Table2.A2" office:value-type="string">
            <text:p text:style-name="P1">P547</text:p>
          </table:table-cell>
          <table:table-cell table:style-name="Table2.A2" office:value-type="string">
            <text:p text:style-name="P1">Maven</text:p>
          </table:table-cell>
        </table:table-row>
        <table:table-row>
          <table:table-cell table:style-name="Table2.A2" office:value-type="string">
            <text:p text:style-name="P1">P567</text:p>
          </table:table-cell>
          <table:table-cell table:style-name="Table2.A2" office:value-type="string">
            <text:p text:style-name="P1">Swift</text:p>
          </table:table-cell>
        </table:table-row>
        <table:table-row>
          <table:table-cell table:style-name="Table2.A2" office:value-type="string">
            <text:p text:style-name="P1">P789</text:p>
          </table:table-cell>
          <table:table-cell table:style-name="Table2.A2" office:value-type="string">
            <text:p text:style-name="P1">Angular</text:p>
          </table:table-cell>
        </table:table-row>
        <table:table-row>
          <table:table-cell table:style-name="Table2.A2" office:value-type="string">
            <text:p text:style-name="P1">P799</text:p>
          </table:table-cell>
          <table:table-cell table:style-name="Table2.A2" office:value-type="string">
            <text:p text:style-name="P1">Script</text:p>
          </table:table-cell>
        </table:table-row>
        <table:table-row>
          <table:table-cell table:style-name="Table2.A2" office:value-type="string">
            <text:p text:style-name="P1">P805</text:p>
          </table:table-cell>
          <table:table-cell table:style-name="Table2.A2" office:value-type="string">
            <text:p text:style-name="P1">Mssql</text:p>
          </table:table-cell>
        </table:table-row>
        <table:table-row>
          <table:table-cell table:style-name="Table2.A2" office:value-type="string">
            <text:p text:style-name="P1">P855</text:p>
          </table:table-cell>
          <table:table-cell table:style-name="Table2.A2" office:value-type="string">
            <text:p text:style-name="P1">Perl</text:p>
          </table:table-cell>
        </table:table-row>
        <table:table-row>
          <table:table-cell table:style-name="Table2.A2" office:value-type="string">
            <text:p text:style-name="P1">P895</text:p>
          </table:table-cell>
          <table:table-cell table:style-name="Table2.A2" office:value-type="string">
            <text:p text:style-name="P1">Python</text:p>
          </table:table-cell>
        </table:table-row>
        <table:table-row>
          <table:table-cell table:style-name="Table2.A2" office:value-type="string">
            <text:p text:style-name="P1">P902</text:p>
          </table:table-cell>
          <table:table-cell table:style-name="Table2.A2" office:value-type="string">
            <text:p text:style-name="P1">Ruby</text:p>
          </table:table-cell>
        </table:table-row>
        <table:table-row>
          <table:table-cell table:style-name="Table2.A2" office:value-type="string">
            <text:p text:style-name="P1">P928</text:p>
          </table:table-cell>
          <table:table-cell table:style-name="Table2.A2" office:value-type="string">
            <text:p text:style-name="P1">R</text:p>
          </table:table-cell>
        </table:table-row>
      </table:table>
      <text:p text:style-name="P10"/>
      <text:p text:style-name="P4">Write a query to :</text:p>
      <text:p text:style-name="P4"/>
      <text:list xml:id="list1309781489" text:style-name="L1">
        <text:list-item>
          <text:p text:style-name="P15"><text:soft-page-break/>Find all the projects which are not currently taken up by any employee</text:p>
        </text:list-item>
        <text:list-item>
          <text:p text:style-name="P15">Find all the other employees who are working in the same project with  ‘ABC’</text:p>
        </text:list-item>
        <text:list-item>
          <text:p text:style-name="P15">Find all the project names and No of employees working on each proj<text:span text:style-name="T6">ect</text:span></text:p>
        </text:list-item>
        <text:list-item>
          <text:p text:style-name="P16">Find all the projects which have 2 or more employees with same name</text:p>
        </text:list-item>
        <text:list-item>
          <text:p text:style-name="P16">List out the names of both employees and projects in alphabetical order into the single result. <text:span text:style-name="T7">­</text:span></text:p>
          <text:p text:style-name="P21"/>
        </text:list-item>
      </text:list>
      <text:p text:style-name="P11"/>
      <text:p text:style-name="P11"/>
      <text:p text:style-name="P11"/>
      <text:p text:style-name="P11"/>
      <text:p text:style-name="P11"/>
      <text:p text:style-name="P12">Ans::-</text:p>
      <text:p text:style-name="P12">CREATE DATABASE assign1;</text:p>
      <text:p text:style-name="P12">USE assign1;</text:p>
      <text:p text:style-name="P12">CREATE TABLE Employee(</text:p>
      <text:p text:style-name="P12">EID BIGINT,</text:p>
      <text:p text:style-name="P12">Ename varchar(255),</text:p>
      <text:p text:style-name="P12">Pid varchar(255)</text:p>
      <text:p text:style-name="P12">);</text:p>
      <text:p text:style-name="P12"/>
      <text:p text:style-name="P12">ALTER TABLE Employee MODIFY Pid varchar(255);</text:p>
      <text:p text:style-name="P12"/>
      <text:p text:style-name="P12">INSERT INTO Employee(EID,Ename,Pid) VALUE</text:p>
      <text:p text:style-name="P12">(100,'ABC','P189'),</text:p>
      <text:p text:style-name="P12">(101,'MNP','P789'),</text:p>
      <text:p text:style-name="P12">(102,'DEF','P567'),</text:p>
      <text:p text:style-name="P12">(103,'JKL',NULL),</text:p>
      <text:p text:style-name="P12">(104,'GHJ','P567'),</text:p>
      <text:p text:style-name="P12">(105,'UJM','P189'),</text:p>
      <text:p text:style-name="P12">(106,'UJM',NULL),</text:p>
      <text:p text:style-name="P12">(107,'RGJ','P567'),</text:p>
      <text:p text:style-name="P12"><text:soft-page-break/>(108,'IJH',NULL),</text:p>
      <text:p text:style-name="P12">(109,'NMH','P547'),</text:p>
      <text:p text:style-name="P12">(110,'SDF','P189'),</text:p>
      <text:p text:style-name="P12">(111,'TGB','P546'),</text:p>
      <text:p text:style-name="P12">(112,'HUF',NULL),</text:p>
      <text:p text:style-name="P12">(113,'SDF','P789'),</text:p>
      <text:p text:style-name="P12">(114,'RGJ','P567'),</text:p>
      <text:p text:style-name="P12">(115,'JKG','P189')</text:p>
      <text:p text:style-name="P12">;</text:p>
      <text:p text:style-name="P12"/>
      <text:p text:style-name="P12">DELETE FROM Employee LIMIT 2;</text:p>
      <text:p text:style-name="P12"/>
      <text:p text:style-name="P12">CREATE TABLE Project(</text:p>
      <text:p text:style-name="P12">Pid varchar(255),</text:p>
      <text:p text:style-name="P12">Pname varchar(255)</text:p>
      <text:p text:style-name="P12">);</text:p>
      <text:p text:style-name="P12"/>
      <text:p text:style-name="P12">INSERT INTO Project VALUE </text:p>
      <text:p text:style-name="P12">('P189','Rest'),</text:p>
      <text:p text:style-name="P12">('P546','Spring'),</text:p>
      <text:p text:style-name="P12">('P547','Maven'),</text:p>
      <text:p text:style-name="P12">('P567','Swift'),</text:p>
      <text:p text:style-name="P12">('P789','Angular'),</text:p>
      <text:p text:style-name="P12">('P799','Script'),</text:p>
      <text:p text:style-name="P12">('P805','Mssql'),</text:p>
      <text:p text:style-name="P12">('P855','Perl'),</text:p>
      <text:p text:style-name="P12">('P895','Python'),</text:p>
      <text:p text:style-name="P12">('P902','Ruby'),</text:p>
      <text:p text:style-name="P12">('P928','R')</text:p>
      <text:p text:style-name="P12">;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USE assign1;</text:p>
      <text:p text:style-name="P12">select * FROM Employee;</text:p>
      <text:p text:style-name="P12"/>
      <text:p text:style-name="P12">select * FROM Project;</text:p>
      <text:p text:style-name="P12"/>
      <text:p text:style-name="P12">-- Method 1 </text:p>
      <text:p text:style-name="P12">SELECT Pname FROM Project WHERE Pname NOT IN(</text:p>
      <text:p text:style-name="P12">select Project.Pname FROM Project</text:p>
      <text:p text:style-name="P12">JOIN Employee</text:p>
      <text:p text:style-name="P12">ON Employee.Pid=Project.Pid );</text:p>
      <text:p text:style-name="P12"/>
      <text:p text:style-name="P12"/>
      <text:p text:style-name="P12">-- Method 2</text:p>
      <text:p text:style-name="P12">select Project.Pname FROM Project</text:p>
      <text:p text:style-name="P12">WHERE Project.Pid NOT IN (SELECT Pid FROM Employee WHERE Employee.Pid IS NOT NULL);</text:p>
      <text:p text:style-name="P12"/>
      <text:p text:style-name="P12">-- Q2 </text:p>
      <text:p text:style-name="P12"/>
      <text:p text:style-name="P12">select Ename FROM Employee WHERE Ename&lt;&gt;'ABC' AND Employee.Pid=(</text:p>
      <text:p text:style-name="P12">SELECT Pid FROM Employee where Ename='ABC'</text:p>
      <text:p text:style-name="P12"/>
      <text:p text:style-name="P12"><text:soft-page-break/></text:p>
      <text:p text:style-name="P12">select Project.Pname,count(Employee.Eid)</text:p>
      <text:p text:style-name="P12">from Project </text:p>
      <text:p text:style-name="P12">left join Employee ON Project.Pid=Employee.Pid</text:p>
      <text:p text:style-name="P12">group by Pname; </text:p>
      <text:p text:style-name="P12"/>
      <text:p text:style-name="P12"/>
      <text:p text:style-name="P12">select Project.Pname</text:p>
      <text:p text:style-name="P12">from Project </text:p>
      <text:p text:style-name="P12">join Employee ON Project.Pid=Employee.Pid</text:p>
      <text:p text:style-name="P12">group by Pname</text:p>
      <text:p text:style-name="P12">Having count(Employee.Eid)&lt;&gt;count(Employee.Ename);</text:p>
      <text:p text:style-name="P12"/>
      <text:p text:style-name="P12"/>
      <text:p text:style-name="P12">select Employee.Ename,Project.Pname</text:p>
      <text:p text:style-name="P12">from Project </text:p>
      <text:p text:style-name="P12">join Employee ON Project.Pid=Employee.Pid</text:p>
      <text:p text:style-name="P12">order by Project.Pname,Employee.Ename;</text:p>
      <text:p text:style-name="P12"/>
      <text:p text:style-name="P12">);</text:p>
      <text:p text:style-name="P12"/>
      <text:p text:style-name="P12"/>
      <text:list xml:id="list135233903395207" text:continue-numbering="true" text:style-name="L1">
        <text:list-header>
          <text:p text:style-name="P20">Problem B:</text:p>
          <text:p text:style-name="P18"><text:bookmark text:name="docs-internal-guid-906f88a6-9267-74c8-452d-77552b29b14a"/>Please write the queries for the following requirement using the below table </text:p>
        </text:list-header>
      </text:list>
      <text:p text:style-name="P10"/>
      <text:p text:style-name="P14"><text:span text:style-name="T1">Table Name : Products </text:span><text:span text:style-name="T2">(ProductID is the Primary Key, CategoryID is the foreign Key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ProductID</text:p>
          </table:table-cell>
          <table:table-cell table:style-name="Table3.A1" office:value-type="string">
            <text:p text:style-name="P7">ProductName</text:p>
          </table:table-cell>
          <table:table-cell table:style-name="Table3.A1" office:value-type="string">
            <text:p text:style-name="P7">SupplierID</text:p>
          </table:table-cell>
          <table:table-cell table:style-name="Table3.A1" office:value-type="string">
            <text:p text:style-name="P7">CategoryID</text:p>
          </table:table-cell>
          <table:table-cell table:style-name="Table3.A1" office:value-type="string">
            <text:p text:style-name="P7">Unit</text:p>
          </table:table-cell>
          <table:table-cell table:style-name="Table3.A1" office:value-type="string">
            <text:p text:style-name="P7">Price</text:p>
          </table:table-cell>
        </table:table-row>
        <table:table-row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Chais 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200</text:p>
          </table:table-cell>
          <table:table-cell table:style-name="Table3.A2" office:value-type="string">
            <text:p text:style-name="P3">18</text:p>
          </table:table-cell>
        </table:table-row>
        <table:table-row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Chang 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120</text:p>
          </table:table-cell>
          <table:table-cell table:style-name="Table3.A2" office:value-type="string">
            <text:p text:style-name="P3">19</text:p>
          </table:table-cell>
        </table:table-row>
        <table:table-row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Aniseed Syrup </text:p>
          </table:table-cell>
          <table:table-cell table:style-name="Table3.A2" office:value-type="string">
            <text:p text:style-name="P3">1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50</text:p>
          </table:table-cell>
          <table:table-cell table:style-name="Table3.A2" office:value-type="string">
            <text:p text:style-name="P3">10</text:p>
          </table:table-cell>
        </table:table-row>
        <table:table-row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Chef Anton's Cajun Seasoning 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45</text:p>
          </table:table-cell>
          <table:table-cell table:style-name="Table3.A2" office:value-type="string">
            <text:p text:style-name="P3">22</text:p>
          </table:table-cell>
        </table:table-row>
        <table:table-row>
          <table:table-cell table:style-name="Table3.A2" office:value-type="string">
            <text:p text:style-name="P3">5</text:p>
          </table:table-cell>
          <table:table-cell table:style-name="Table3.A2" office:value-type="string">
            <text:p text:style-name="P3">Chef Anton's Gumbo Mix 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65</text:p>
          </table:table-cell>
          <table:table-cell table:style-name="Table3.A2" office:value-type="string">
            <text:p text:style-name="P3">25</text:p>
          </table:table-cell>
        </table:table-row>
        <table:table-row>
          <table:table-cell table:style-name="Table3.A2" office:value-type="string">
            <text:p text:style-name="P3">6</text:p>
          </table:table-cell>
          <table:table-cell table:style-name="Table3.A2" office:value-type="string">
            <text:p text:style-name="P3">Grandma's Boysenberry Spread </text:p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78</text:p>
          </table:table-cell>
          <table:table-cell table:style-name="Table3.A2" office:value-type="string">
            <text:p text:style-name="P3">25</text:p>
          </table:table-cell>
        </table:table-row>
        <table:table-row>
          <table:table-cell table:style-name="Table3.A2" office:value-type="string">
            <text:p text:style-name="P3">7</text:p>
          </table:table-cell>
          <table:table-cell table:style-name="Table3.A2" office:value-type="string">
            <text:p text:style-name="P3">Uncle Bob's Organic Dried Pears </text:p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98</text:p>
          </table:table-cell>
          <table:table-cell table:style-name="Table3.A2" office:value-type="string">
            <text:p text:style-name="P3">30</text:p>
          </table:table-cell>
        </table:table-row>
        <table:table-row>
          <table:table-cell table:style-name="Table3.A2" office:value-type="string">
            <text:p text:style-name="P3">8</text:p>
          </table:table-cell>
          <table:table-cell table:style-name="Table3.A2" office:value-type="string">
            <text:p text:style-name="P3">Northwoods Cranberry Sauce </text:p>
          </table:table-cell>
          <table:table-cell table:style-name="Table3.A2" office:value-type="string">
            <text:p text:style-name="P3">3</text:p>
          </table:table-cell>
          <table:table-cell table:style-name="Table3.A2" office:value-type="string">
            <text:p text:style-name="P3">2</text:p>
          </table:table-cell>
          <table:table-cell table:style-name="Table3.A2" office:value-type="string">
            <text:p text:style-name="P3">150</text:p>
          </table:table-cell>
          <table:table-cell table:style-name="Table3.A2" office:value-type="string">
            <text:p text:style-name="P3">40</text:p>
          </table:table-cell>
        </table:table-row>
        <table:table-row>
          <table:table-cell table:style-name="Table3.A2" office:value-type="string">
            <text:p text:style-name="P3">9</text:p>
          </table:table-cell>
          <table:table-cell table:style-name="Table3.A2" office:value-type="string">
            <text:p text:style-name="P3">Mishi Kobe Niku 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230</text:p>
          </table:table-cell>
          <table:table-cell table:style-name="Table3.A2" office:value-type="string">
            <text:p text:style-name="P3">97</text:p>
          </table:table-cell>
        </table:table-row>
        <table:table-row>
          <table:table-cell table:style-name="Table3.A2" office:value-type="string">
            <text:p text:style-name="P3">10</text:p>
          </table:table-cell>
          <table:table-cell table:style-name="Table3.A2" office:value-type="string">
            <text:p text:style-name="P3">Ikura </text:p>
          </table:table-cell>
          <table:table-cell table:style-name="Table3.A2" office:value-type="string">
            <text:p text:style-name="P3">4</text:p>
          </table:table-cell>
          <table:table-cell table:style-name="Table3.A2" office:value-type="string">
            <text:p text:style-name="P3">5</text:p>
          </table:table-cell>
          <table:table-cell table:style-name="Table3.A2" office:value-type="string">
            <text:p text:style-name="P3">45</text:p>
          </table:table-cell>
          <table:table-cell table:style-name="Table3.A2" office:value-type="string">
            <text:p text:style-name="P3">31</text:p>
          </table:table-cell>
        </table:table-row>
      </table:table>
      <text:p text:style-name="P10"/>
      <text:p text:style-name="P14"><text:span text:style-name="T1">Table Name : Categories </text:span><text:span text:style-name="T2">(CategoryID is the Primary Key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CategoryID</text:p>
          </table:table-cell>
          <table:table-cell table:style-name="Table4.A1" office:value-type="string">
            <text:p text:style-name="P7">CategoryName</text:p>
          </table:table-cell>
          <table:table-cell table:style-name="Table4.A1" office:value-type="string">
            <text:p text:style-name="P7">Description</text:p>
          </table:table-cell>
        </table:table-row>
        <table:table-row>
          <table:table-cell table:style-name="Table4.A2" office:value-type="string">
            <text:p text:style-name="P3">1</text:p>
          </table:table-cell>
          <table:table-cell table:style-name="Table4.A2" office:value-type="string">
            <text:p text:style-name="P3">Beverages </text:p>
          </table:table-cell>
          <table:table-cell table:style-name="Table4.A2" office:value-type="string">
            <text:p text:style-name="P3">Soft drinks, coffees, teas, beers, and ales </text:p>
          </table:table-cell>
        </table:table-row>
        <table:table-row>
          <table:table-cell table:style-name="Table4.A2" office:value-type="string">
            <text:p text:style-name="P3">2</text:p>
          </table:table-cell>
          <table:table-cell table:style-name="Table4.A2" office:value-type="string">
            <text:p text:style-name="P3">Condiments </text:p>
          </table:table-cell>
          <table:table-cell table:style-name="Table4.A2" office:value-type="string">
            <text:p text:style-name="P3">Sweet and savory sauces, relishes, spreads, and seasonings </text:p>
          </table:table-cell>
        </table:table-row>
        <table:table-row>
          <table:table-cell table:style-name="Table4.A2" office:value-type="string">
            <text:p text:style-name="P3">3</text:p>
          </table:table-cell>
          <table:table-cell table:style-name="Table4.A2" office:value-type="string">
            <text:p text:style-name="P3">Confections </text:p>
          </table:table-cell>
          <table:table-cell table:style-name="Table4.A2" office:value-type="string">
            <text:p text:style-name="P3">Desserts, candies, and sweet breads </text:p>
          </table:table-cell>
        </table:table-row>
        <table:table-row>
          <table:table-cell table:style-name="Table4.A2" office:value-type="string">
            <text:p text:style-name="P3">4</text:p>
          </table:table-cell>
          <table:table-cell table:style-name="Table4.A2" office:value-type="string">
            <text:p text:style-name="P3">Dairy Products </text:p>
          </table:table-cell>
          <table:table-cell table:style-name="Table4.A2" office:value-type="string">
            <text:p text:style-name="P3">Cheeses </text:p>
          </table:table-cell>
        </table:table-row>
        <table:table-row>
          <table:table-cell table:style-name="Table4.A2" office:value-type="string">
            <text:p text:style-name="P3">5</text:p>
          </table:table-cell>
          <table:table-cell table:style-name="Table4.A2" office:value-type="string">
            <text:p text:style-name="P3">Grains/Cereals </text:p>
          </table:table-cell>
          <table:table-cell table:style-name="Table4.A2" office:value-type="string">
            <text:p text:style-name="P3">Breads, crackers, pasta, and cereal </text:p>
          </table:table-cell>
        </table:table-row>
      </table:table>
      <text:p text:style-name="P10"/>
      <text:list xml:id="list2504601933" text:style-name="L2">
        <text:list-item>
          <text:p text:style-name="P17">Find all records where product name contains ‘ch’</text:p>
        </text:list-item>
        <text:list-item>
          <text:p text:style-name="P17">Find all records where price is greater than the average price of all products</text:p>
        </text:list-item>
        <text:list-item>
          <text:p text:style-name="P17">Find all products whose category name is ‘Condiments’</text:p>
        </text:list-item>
        <text:list-item>
          <text:p text:style-name="P17">Find No of products of each category</text:p>
        </text:list-item>
        <text:list-item>
          <text:p text:style-name="P22"><text:span text:style-name="T3">The following query is too slow on the products table containing more than 10 lac</text:span><text:span text:style-name="T4">s</text:span><text:span text:style-name="T3"> records </text:span></text:p>
        </text:list-item>
      </text:list>
      <text:p text:style-name="P9">Select * from products where Unit &gt; 500;</text:p>
      <text:p text:style-name="P5">Write a query that decreases the retrieval time from now</text:p>
      <text:p text:style-name="P5"><text:soft-page-break/></text:p>
      <text:p text:style-name="P5"/>
      <text:p text:style-name="P5">create table Products(</text:p>
      <text:p text:style-name="P5">ProductID int auto_increment primary key,</text:p>
      <text:p text:style-name="P5">ProductName varchar(255),</text:p>
      <text:p text:style-name="P5">SupplierID int,</text:p>
      <text:p text:style-name="P5">CategoryID int,</text:p>
      <text:p text:style-name="P5">Unit int,</text:p>
      <text:p text:style-name="P5">Price int</text:p>
      <text:p text:style-name="P5">);</text:p>
      <text:p text:style-name="P5"/>
      <text:p text:style-name="P5">alter table Products add foreign key (CategoryID) references Categories(CategoryID);</text:p>
      <text:p text:style-name="P5"/>
      <text:p text:style-name="P5">insert into </text:p>
      <text:p text:style-name="P5">Products(ProductName,SupplierID,CategoryID,Unit,Price)</text:p>
      <text:p text:style-name="P5">value</text:p>
      <text:p text:style-name="P5">('Chais',1,1,200,18),</text:p>
      <text:p text:style-name="P5">('Chang',1,1,120,19),</text:p>
      <text:p text:style-name="P5">('Aniseed Syrup',1,2,50,10),</text:p>
      <text:p text:style-name="P5">("Chef Anton's Cajun Seasoning",2,2,45,22),</text:p>
      <text:p text:style-name="P5">("Chef Anton's Gumbo Mix",2,4,65,25),</text:p>
      <text:p text:style-name="P5">("Grandma's Boysenberry Spread",3,2,78,25),</text:p>
      <text:p text:style-name="P5">("Uncle Bob's Organic Dried Pears",3,3,98,30),</text:p>
      <text:p text:style-name="P5">('Northwoods Cranberry Sauce',3,2,150,40),</text:p>
      <text:p text:style-name="P5">('Mishi Kobe Niku',4,4,230,97),</text:p>
      <text:p text:style-name="P5">('Ikura',4,5,45,31);</text:p>
      <text:p text:style-name="P5"/>
      <text:p text:style-name="P5">create table Categories(</text:p>
      <text:p text:style-name="P5">CategoryID int auto_increment primary key,</text:p>
      <text:p text:style-name="P5">CategoryName varchar(255),</text:p>
      <text:p text:style-name="P5">Description text</text:p>
      <text:p text:style-name="P5">);</text:p>
      <text:p text:style-name="P5">insert into Categories</text:p>
      <text:p text:style-name="P5">(CategoryName, Description) values</text:p>
      <text:p text:style-name="P5">("Beverages", "Soft drinks, coffees, teas, beers, and ales"),</text:p>
      <text:p text:style-name="P5">("Condiments", "Sweet and savory sauces, relishes, spreads, and seasonings"),</text:p>
      <text:p text:style-name="P5">("Confections", "Desserts, candies, and sweet breads"),</text:p>
      <text:p text:style-name="P5"><text:soft-page-break/>("Dairy Products", "Cheeses"),</text:p>
      <text:p text:style-name="P5">("Grains/Cereals", "Breads, crackers, pasta, and cereal");</text:p>
      <text:p text:style-name="P5"/>
      <text:p text:style-name="P19">Q1:-</text:p>
      <text:p text:style-name="P19"/>
      <text:p text:style-name="P5">select ProductName from Products where ProductName LIKE '%ch%';</text:p>
      <text:p text:style-name="P19">Q2:-</text:p>
      <text:p text:style-name="P5">select * from Products having Products.Price&gt;(select AVG(Products.Price) from Products);</text:p>
      <text:p text:style-name="P19">Q3:-</text:p>
      <text:p text:style-name="P5">select * from Products </text:p>
      <text:p text:style-name="P5">join Categories on Products.CategoryID=Categories.CategoryID</text:p>
      <text:p text:style-name="P5">where CategoryName='Condiments';</text:p>
      <text:p text:style-name="P19">Q4:-</text:p>
      <text:p text:style-name="P5">select CategoryName,COUNT(ProductName) from Products </text:p>
      <text:p text:style-name="P5">join Categories on Products.CategoryID=Categories.CategoryID</text:p>
      <text:p text:style-name="P5">group by CategoryName;</text:p>
      <text:p text:style-name="P13"><text:span text:style-name="T4">Hint: </text:span><text:bookmark text:name="docs-internal-guid-89804fb0-9268-9ed2-a629-f3b2f4c22c37"/><text:span text:style-name="T3">Create INDEX unit_index on Products (Unit)</text:span></text:p>
      <text:p text:style-name="P13"><text:span text:style-name="T3"/></text:p>
      <text:p text:style-name="P13"><text:span text:style-name="T5">create index</text:span><text:span text:style-name="T3"> idx <text:line-break/><text:tab/>ON Products (Unit);</text:span></text:p>
      <text:p text:style-name="P25"> </text:p>
      <text:p text:style-name="P25"><text:tab/><text:span text:style-name="T8">select</text:span> *<text:line-break/><text:tab/><text:span text:style-name="T8">from</text:span> Products<text:line-break/><text:tab/><text:span text:style-name="T8">where</text:span> Unit &gt; 500;</text:p>
      <text:p text:style-name="P1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28T01:59:08.568405288</meta:creation-date>
    <dc:date>2023-02-07T13:52:30.869033171</dc:date>
    <meta:editing-duration>PT2H6M29S</meta:editing-duration>
    <meta:editing-cycles>7</meta:editing-cycles>
    <meta:generator>LibreOffice/7.3.7.2$Linux_X86_64 LibreOffice_project/30$Build-2</meta:generator>
    <meta:document-statistic meta:table-count="4" meta:image-count="0" meta:object-count="0" meta:page-count="8" meta:paragraph-count="302" meta:word-count="749" meta:character-count="5192" meta:non-whitespace-character-count="4714"/>
  </office:meta>
</office:document-meta>
</file>